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8">
            <text:p>28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17" office:value-type="string">
            <text:p>2022-12-23_14-31-25_000.jpg</text:p>
          </table:table-cell>
          <table:table-cell table:style-name="ce26" office:value-type="string">
            <text:p>:bookmemo / 読んだ本 / 『読み物　物理化学』 / 著者=小出力 / 途中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bookmemo / 読んだ本 / 『読み物　物理化学』 / 著者=小出力 / 途中">
            <text:p>:bookmemo / 読んだ本 / 『読み物　物理化学』 / 著者=小出力 / 途中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1">
            <text:p>21</text:p>
          </table:table-cell>
          <table:table-cell table:style-name="ce10" office:value-type="string">
            <text:p>2022-12-23_14-31-36_000.jpg</text:p>
          </table:table-cell>
          <table:table-cell table:style-name="ce26" office:value-type="string">
            <text:p>:bookmemo / 読んだ本 / 『読み物　物理化学』 / 著者=小出力 / 途中 ここまで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7" office:value-type="string">
            <text:p>2022-12-23_14-31-08_000.jpg</text:p>
          </table:table-cell>
          <table:table-cell table:style-name="ce26" office:value-type="string">
            <text:p>:bookmemo / 読んだ本 / 『福沢諭吉選集　第３巻』 / 著者=福沢諭吉 / 途中</text:p>
          </table:table-cell>
          <table:table-cell table:style-name="ce26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bookmemo / 読んだ本 / 『福沢諭吉選集　第３巻』 / 著者=福沢諭吉 / 途中">
            <text:p>:bookmemo / 読んだ本 / 『福沢諭吉選集　第３巻』 / 著者=福沢諭吉 / 途中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9">
            <text:p>19</text:p>
          </table:table-cell>
          <table:table-cell table:style-name="ce18" office:value-type="string">
            <text:p>2022-12-23_14-31-17_000.jpg</text:p>
          </table:table-cell>
          <table:table-cell table:style-name="ce26" office:value-type="string">
            <text:p>:bookmemo / 読んだ本 / 『福沢諭吉選集　第３巻』 / 著者=福沢諭吉 / 途中 ここまで</text:p>
          </table:table-cell>
          <table:table-cell table:style-name="ce28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bookmemo / 読んだ本 / 『福沢諭吉選集　第３巻』 / 著者=福沢諭吉 / 途中 ここまで">
            <text:p>:bookmemo / 読んだ本 / 『福沢諭吉選集　第３巻』 / 著者=福沢諭吉 / 途中 ここまで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2-23_00-41-08_000.jpg</text:p>
          </table:table-cell>
          <table:table-cell table:style-name="ce26" office:value-type="string">
            <text:p>:m :haja / action activity / やること / genre=営み：大晦日に / content=玄関の扉：両側の基部：お酒を入れた器、置く</text:p>
          </table:table-cell>
          <table:table-cell table:style-name="ce28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:haja / action activity / やること / genre=営み：大晦日に / content=玄関の扉：両側の基部：お酒を入れた器、置く">
            <text:p>:m :haja / action activity / やること / genre=営み：大晦日に / content=玄関の扉：両側の基部：お酒を入れた器、置く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 office:value-type="string">
            <text:p>2022-12-23_00-41-14_000.jpg</text:p>
          </table:table-cell>
          <table:table-cell table:style-name="ce26" office:value-type="string">
            <text:p>:m :haja / action activity / やること / genre=食べ方 / content=骨付きの鶏肉：もも肉：断ち切り方。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8" office:value-type="string">
            <text:p>2022-12-23_07-43-08_000.jpg</text:p>
          </table:table-cell>
          <table:table-cell table:style-name="ce26" office:value-type="string">
            <text:p>:m :PHOTO 起きた時刻 / 2022</text:p>
          </table:table-cell>
          <table:table-cell table:style-name="ce28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m :PHOTO 起きた時刻 / 2022">
            <text:p>:m :PHOTO 起きた時刻 / 2022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6">
            <text:p>26</text:p>
          </table:table-cell>
          <table:table-cell table:style-name="ce17" office:value-type="string">
            <text:p>2022-12-24_07-40-36_000.jpg</text:p>
          </table:table-cell>
          <table:table-cell table:style-name="ce26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m :PHOTO 起きた時刻 / 2022">
            <text:p>:m :PHOTO 起きた時刻 / 2022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2-23_02-36-30_000.jpg</text:p>
          </table:table-cell>
          <table:table-cell table:style-name="ce26" office:value-type="string">
            <text:p>:m :PHOTO 寝た時刻 / 2022 / オナニー、未了、duration=1.5時間ぐらい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m :PHOTO 寝た時刻 / 2022 / オナニー、未了、duration=1.5時間ぐらい,other=~">
            <text:p>:m :PHOTO 寝た時刻 / 2022 / オナニー、未了、duration=1.5時間ぐらい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5">
            <text:p>25</text:p>
          </table:table-cell>
          <table:table-cell table:style-name="ce17" office:value-type="string">
            <text:p>2022-12-24_02-33-55_000.jpg</text:p>
          </table:table-cell>
          <table:table-cell table:style-name="ce26" office:value-type="string">
            <text:p>:m :PHOTO 寝た時刻 / 2022 / オナニー、未了、duration=1.5時間ぐらい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m :PHOTO 寝た時刻 / 2022 / オナニー、未了、duration=1.5時間ぐらい,other=~">
            <text:p>:m :PHOTO 寝た時刻 / 2022 / オナニー、未了、duration=1.5時間ぐらい,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28">
            <text:p>28</text:p>
          </table:table-cell>
          <table:table-cell table:style-name="ce18" office:value-type="string">
            <text:p>2022-12-24_09-47-01_000.jpg</text:p>
          </table:table-cell>
          <table:table-cell table:style-name="ce27" office:value-type="string">
            <text:p>:m :th,mysl / topic=心得 / content=何を目指すか：何を目指せるか,other=~ / lang=ja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m :th,mysl / topic=心得 / content=何を目指すか：何を目指せるか,other=~ / lang=ja">
            <text:p>:m :th,mysl / topic=心得 / content=何を目指すか：何を目指せるか,other=~ / lang=ja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18" office:value-type="string">
            <text:p>2022-12-23_14-09-20_000.jpg</text:p>
          </table:table-cell>
          <table:table-cell table:style-name="ce26" office:value-type="string">
            <text:p>:m #*# RES / free# S87DP9 記事読み / id=JQQK(browser=yan) / media=sp:ch / theme=ロシア：貿易：インド：小麦,content=イランを通って、インドへ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m #*# RES / free# S87DP9 記事読み / id=JQQK(browser=yan) / media=sp:ch / theme=ロシア：貿易：インド：小麦,content=イランを通って、インドへ,other=~">
            <text:p>:m #*# RES / free# S87DP9 記事読み / id=JQQK(browser=yan) / media=sp:ch / theme=ロシア：貿易：インド：小麦,content=イランを通って、インドへ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2-12-23_11-56-52_000.jpg</text:p>
          </table:table-cell>
          <table:table-cell table:style-name="ce26" office:value-type="string">
            <text:p>:m other / お母さんから　お金もらう / amount=3万円 / topic=月々の小遣い / total-amount=２回分：1.5x2=３万円,for=2022-03~04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m other / お母さんから　お金もらう / amount=3万円 / topic=月々の小遣い / total-amount=２回分：1.5x2=３万円,for=2022-03~04">
            <text:p>:m other / お母さんから　お金もらう / amount=3万円 / topic=月々の小遣い / total-amount=２回分：1.5x2=３万円,for=2022-03~04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7" office:value-type="string">
            <text:p>2022-12-22_21-34-21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5]=&quot;&quot;;[.C15];CONCATENATE([.C15];&quot; / &quot;;[.E15]))" office:value-type="string" office:string-value=":m 食べた物 ">
            <text:p>:m 食べた物 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2-12-23_12-48-39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6]=&quot;&quot;;[.C16];CONCATENATE([.C16];&quot; / &quot;;[.E16]))" office:value-type="string" office:string-value=":m 食べた物 ">
            <text:p>:m 食べた物 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4">
            <text:p>24</text:p>
          </table:table-cell>
          <table:table-cell table:style-name="ce17" office:value-type="string">
            <text:p>2022-12-23_21-16-04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string" office:string-value=":m 食べた物 ">
            <text:p>:m 食べた物 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2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2-23_00-44-52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３；生姜：２,liquor=麦焼酎：??ml,time=~,container=silver-cap-small / type=~,other=作り置きする：混合；N日目,id=2022-12-19_00-31-25_000.jpg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8]=&quot;&quot;;[.C18];CONCATENATE([.C18];&quot; / &quot;;[.E18]))" office:value-type="string" office:string-value=":PHOTO 記録 / 経過記録；作ったもの / food=焼酎漬け / material=レモン：１（瓶の側面：目安線）；ニンニク：３；生姜：２,liquor=麦焼酎：??ml,time=~,container=silver-cap-small / type=~,other=作り置きする：混合；N日目,id=2022-12-19_00-31-25_000.jpg">
            <text:p>:PHOTO 記録 / 経過記録；作ったもの / food=焼酎漬け / material=レモン：１（瓶の側面：目安線）；ニンニク：３；生姜：２,liquor=麦焼酎：??ml,time=~,container=silver-cap-small / type=~,other=作り置きする：混合；N日目,id=2022-12-19_00-31-25_000.jpg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2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2-23_00-44-57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３；生姜：２,liquor=麦焼酎：??ml,time=~,container=silver-cap-small / type=~,other=作り置きする：混合；N日目,id=2022-12-19_00-31-25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9]=&quot;&quot;;[.C19];CONCATENATE([.C19];&quot; / &quot;;[.E19]))" office:value-type="string" office:string-value=":PHOTO 記録 / 経過記録；作ったもの / food=焼酎漬け / material=レモン：１（瓶の側面：目安線）；ニンニク：３；生姜：２,liquor=麦焼酎：??ml,time=~,container=silver-cap-small / type=~,other=作り置きする：混合；N日目,id=2022-12-19_00-31-25_000.jpg">
            <text:p>:PHOTO 記録 / 経過記録；作ったもの / food=焼酎漬け / material=レモン：１（瓶の側面：目安線）；ニンニク：３；生姜：２,liquor=麦焼酎：??ml,time=~,container=silver-cap-small / type=~,other=作り置きする：混合；N日目,id=2022-12-19_00-31-25_000.jpg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2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 office:value-type="string">
            <text:p>2022-12-23_00-45-02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３；生姜：２,liquor=麦焼酎：??ml,time=~,container=silver-cap-small / type=~,other=作り置きする：混合；N日目,id=2022-12-19_00-31-25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0]=&quot;&quot;;[.C20];CONCATENATE([.C20];&quot; / &quot;;[.E20]))" office:value-type="string" office:string-value=":PHOTO 記録 / 経過記録；作ったもの / food=焼酎漬け / material=レモン：１（瓶の側面：目安線）；ニンニク：３；生姜：２,liquor=麦焼酎：??ml,time=~,container=silver-cap-small / type=~,other=作り置きする：混合；N日目,id=2022-12-19_00-31-25_000.jpg">
            <text:p>:PHOTO 記録 / 経過記録；作ったもの / food=焼酎漬け / material=レモン：１（瓶の側面：目安線）；ニンニク：３；生姜：２,liquor=麦焼酎：??ml,time=~,container=silver-cap-small / type=~,other=作り置きする：混合；N日目,id=2022-12-19_00-31-25_000.jpg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52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12-23_00-45-09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３；生姜：２,liquor=麦焼酎：??ml,time=~,container=silver-cap-small / type=~,other=作り置きする：混合；N日目,id=2022-12-19_00-31-25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1]=&quot;&quot;;[.C21];CONCATENATE([.C21];&quot; / &quot;;[.E21]))" office:value-type="string" office:string-value=":PHOTO 記録 / 経過記録；作ったもの / food=焼酎漬け / material=レモン：１（瓶の側面：目安線）；ニンニク：３；生姜：２,liquor=麦焼酎：??ml,time=~,container=silver-cap-small / type=~,other=作り置きする：混合；N日目,id=2022-12-19_00-31-25_000.jpg">
            <text:p>:PHOTO 記録 / 経過記録；作ったもの / food=焼酎漬け / material=レモン：１（瓶の側面：目安線）；ニンニク：３；生姜：２,liquor=麦焼酎：??ml,time=~,container=silver-cap-small / type=~,other=作り置きする：混合；N日目,id=2022-12-19_00-31-25_000.jpg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52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 office:value-type="string">
            <text:p>2022-12-23_00-45-11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３；生姜：２,liquor=麦焼酎：??ml,time=~,container=silver-cap-small / type=~,other=作り置きする：混合；N日目,id=2022-12-19_00-31-25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string" office:string-value=":PHOTO 記録 / 経過記録；作ったもの / food=焼酎漬け / material=レモン：１（瓶の側面：目安線）；ニンニク：３；生姜：２,liquor=麦焼酎：??ml,time=~,container=silver-cap-small / type=~,other=作り置きする：混合；N日目,id=2022-12-19_00-31-25_000.jpg">
            <text:p>:PHOTO 記録 / 経過記録；作ったもの / food=焼酎漬け / material=レモン：１（瓶の側面：目安線）；ニンニク：３；生姜：２,liquor=麦焼酎：??ml,time=~,container=silver-cap-small / type=~,other=作り置きする：混合；N日目,id=2022-12-19_00-31-25_000.jpg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52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2-22_22-38-36_000.jpg</text:p>
          </table:table-cell>
          <table:table-cell table:style-name="ce26" office:value-type="string">
            <text:p>:PHOTO 記録 / 文書　/ occasion=山下歯科：治療：伝えること / for=虫歯を疑う箇所。図示 / doc=~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string" office:string-value=":PHOTO 記録 / 文書　/ occasion=山下歯科：治療：伝えること / for=虫歯を疑う箇所。図示 / doc=~,other=~">
            <text:p>:PHOTO 記録 / 文書　/ occasion=山下歯科：治療：伝えること / for=虫歯を疑う箇所。図示 / doc=~,other=~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52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2-12-23_09-18-09_000.jpg</text:p>
          </table:table-cell>
          <table:table-cell table:style-name="ce26" office:value-type="string">
            <text:p>:PHOTO 記録 / 文書：自作メモ　/ occasion=お父さん：亡くなった / for=印鑑登録 / doc=~,other=役所での手続き：必要なこと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string" office:string-value=":PHOTO 記録 / 文書：自作メモ　/ occasion=お父さん：亡くなった / for=印鑑登録 / doc=~,other=役所での手続き：必要なこと">
            <text:p>:PHOTO 記録 / 文書：自作メモ　/ occasion=お父さん：亡くなった / for=印鑑登録 / doc=~,other=役所での手続き：必要なこと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52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2-12-23_09-18-33_000.jpg</text:p>
          </table:table-cell>
          <table:table-cell table:style-name="ce26" office:value-type="string">
            <text:p>:PHOTO 記録 / 文書：自作メモ　/ occasion=お父さん：亡くなった / for=戸籍謄本；遺産相続：銀行預金 / doc=~,other=役所での手続き：必要なこと；共同相続：債務関係など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string" office:string-value=":PHOTO 記録 / 文書：自作メモ　/ occasion=お父さん：亡くなった / for=戸籍謄本；遺産相続：銀行預金 / doc=~,other=役所での手続き：必要なこと；共同相続：債務関係など">
            <text:p>:PHOTO 記録 / 文書：自作メモ　/ occasion=お父さん：亡くなった / for=戸籍謄本；遺産相続：銀行預金 / doc=~,other=役所での手続き：必要なこと；共同相続：債務関係など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52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8" office:value-type="string">
            <text:p>2022-12-23_07-52-39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26];[.K26])" office:value-type="string" office:string-value="jpg">
            <text:p>jpg</text:p>
          </table:table-cell>
          <table:table-cell table:style-name="ce52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7">
            <text:p>27</text:p>
          </table:table-cell>
          <table:table-cell table:style-name="ce18" office:value-type="string">
            <text:p>2022-12-24_07-54-59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27];[.K27])" office:value-type="string" office:string-value="jpg">
            <text:p>jpg</text:p>
          </table:table-cell>
          <table:table-cell table:style-name="ce52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2">
            <text:p>22</text:p>
          </table:table-cell>
          <table:table-cell table:style-name="ce10" office:value-type="string">
            <text:p>2022-12-23_19-07-21_000.jpg</text:p>
          </table:table-cell>
          <table:table-cell table:style-name="ce26" office:value-type="string">
            <text:p>:m :篠笛,shinobue #*# / session-memo:session-1 / 1#1 / p.1-&lt;1&gt;:genre=melody,musescore=~ \\\ p.2-&lt;1&gt;:genre=melody,musescore=~ \\\ p.3-&lt;1&gt;:genre=melody:continue-from:page-2,musescore=~ \\\ p.4-&lt;1&gt;:genre=melody:continue-from:page-2:sabi,musescore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string" office:string-value="jpg">
            <text:p>jpg</text:p>
          </table:table-cell>
          <table:table-cell table:style-name="ce52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3">
            <text:p>23</text:p>
          </table:table-cell>
          <table:table-cell table:style-name="ce17" office:value-type="string">
            <text:p>2022-12-23_19-08-12_000.jpg</text:p>
          </table:table-cell>
          <table:table-cell table:style-name="ce26" office:value-type="string">
            <text:p>:m :篠笛,shinobue #*# / session-memo:session-1 / 1#1 / p.5-&lt;1&gt;:genre=melody,tempo=割と速く,musescore=~ \\\ p.2-&lt;1&gt;:genre=melody,tempo=ゆっくり,musescore=~</text:p>
          </table:table-cell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string" office:string-value=":m :篠笛,shinobue #*# / session-memo:session-1 / 1#1 / p.5-&lt;1&gt;:genre=melody,tempo=割と速く,musescore=~ \\\ p.2-&lt;1&gt;:genre=melody,tempo=ゆっくり,musescore=~">
            <text:p>:m :篠笛,shinobue #*# / session-memo:session-1 / 1#1 / p.5-&lt;1&gt;:genre=melody,tempo=割と速く,musescore=~ \\\ p.2-&lt;1&gt;:genre=melody,tempo=ゆっくり,musescore=~</text:p>
          </table:table-cell>
          <table:table-cell table:style-name="ce10" table:formula="of:=RIGHT([.B29];[.K29])" office:value-type="string" office:string-value="jpg">
            <text:p>jpg</text:p>
          </table:table-cell>
          <table:table-cell table:style-name="ce52" table:formula="of:=FIND(&quot;.&quot;;[.B29];1)" office:value-type="float" office:value="24">
            <text:p>24</text:p>
          </table:table-cell>
          <table:table-cell table:formula="of:=LEN([.B29])" office:value-type="float" office:value="27">
            <text:p>27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  <table:database-range table:target-range-address="Sheet1.A2:Sheet1.AMJ29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4">2022/12/24</text:date>, <text:time>10:41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24T10:41:56.02</dc:date>
    <dc:creator>iwabuchi ken</dc:creator>
    <meta:editing-duration>P52DT7H44M3S</meta:editing-duration>
    <meta:editing-cycles>16805</meta:editing-cycles>
    <meta:document-statistic meta:table-count="2" meta:cell-count="939" meta:object-count="0"/>
    <meta:user-defined meta:name="qrichtext">1</meta:user-defined>
  </office:meta>
</office:document-meta>
</file>